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d28" officeooo:paragraph-rsid="00097d28"/>
    </style:style>
    <style:style style:name="P2" style:family="paragraph" style:parent-style-name="Standard">
      <style:text-properties officeooo:rsid="000ad821" officeooo:paragraph-rsid="000ad821"/>
    </style:style>
    <style:style style:name="P3" style:family="paragraph" style:parent-style-name="Standard">
      <style:text-properties officeooo:rsid="000bd48b" officeooo:paragraph-rsid="000bd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types explained:</text:p>
      <text:p text:style-name="P1">All but level file types have a one character prefix </text:p>
      <text:p text:style-name="P1"/>
      <text:p text:style-name="P1">I – Item</text:p>
      <text:p text:style-name="P1">W – Weapon</text:p>
      <text:p text:style-name="P1">A – Armour</text:p>
      <text:p text:style-name="P1">E – Consumable</text:p>
      <text:p text:style-name="P1">N – Note</text:p>
      <text:p text:style-name="P1">K- Key</text:p>
      <text:p text:style-name="P1"/>
      <text:p text:style-name="P1">V – Inventory</text:p>
      <text:p text:style-name="P1">C – Container</text:p>
      <text:p text:style-name="P1">H – Humanoid</text:p>
      <text:p text:style-name="P1"/>
      <text:p text:style-name="P2">Item, container and humanoid files are formatted much the same. By using a 4 letter assignment code to determine an object attribute, and a value after. The text file is read line by line and each line contains a code and a value. A simple if == loop through each line of the file can be used to check the assignment code and apply the value to the corresponding attribute.</text:p>
      <text:p text:style-name="P2"/>
      <text:p text:style-name="P3">The level and Inventory files behave differently as their files contain varying amounts of different types of data rather than set values for attribut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00:44:35.549000000</meta:creation-date>
    <dc:date>2016-08-27T01:03:24.929000000</dc:date>
    <meta:editing-duration>PT18M34S</meta:editing-duration>
    <meta:editing-cycles>3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3" meta:word-count="125" meta:character-count="694" meta:non-whitespace-character-count="573"/>
  </office:meta>
</office:document-meta>
</file>